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650d"/>
    </style:style>
    <style:style style:name="P2" style:family="paragraph" style:parent-style-name="Standard">
      <style:text-properties officeooo:paragraph-rsid="0012650d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2650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2650d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2650d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normal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11pt" fo:font-weight="normal" style:font-size-asian="11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chiarazione sostitutiva di certificazione </text:p>
      <text:p text:style-name="P12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0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13">consapevole delle sanzioni penali, nel caso di dichiarazioni non veritiere, di formazione o uso </text:p>
      <text:p text:style-name="P13">di atti falsi, richiamate dall'art.76 del D.P.R. 445 del 28 Dicembre 2000</text:p>
      <text:p text:style-name="P3"/>
      <text:p text:style-name="P12">DICHIARO</text:p>
      <text:p text:style-name="P4"/>
      <text:p text:style-name="P3">1. <text:s text:c="2"/>di essere in possesso dei seguenti titoli di studio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2. <text:s text:c="2"/>di essere in possesso delle seguenti qualifiche professionali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3. <text:s text:c="2"/>di aver sostenuto i seguenti esami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4. <text:s text:c="2"/>di essere in possesso dei seguenti titoli di specializzazione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5. <text:s text:c="2"/>di essere in possesso dei seguenti titoli di abilitazione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6. <text:s text:c="2"/>di essere in possesso dei seguenti titoli di formazione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7. <text:s text:c="2"/>di essere in possesso dei seguenti titoli di aggiornamento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8. <text:s text:c="2"/>di essere in possesso dei seguenti titoli di qualificazione tecnica:</text:p>
      <text:p text:style-name="P9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5"/>
      <text:p text:style-name="P1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3"/>
      <text:p text:style-name="P8"><text:span text:style-name="T4">……………………………, <text:s/></text:span><text:span text:style-name="T8">li <text:s/>{%= @data %}</text:span></text:p>
      <text:p text:style-name="P7"><text:span text:style-name="T3"><text:s text:c="18"/></text:span><text:span text:style-name="T6">(luogo)</text:span></text:p>
      <text:p text:style-name="P16"><text:tab/>………………………………</text:p>
      <text:p text:style-name="P6"/>
      <text:p text:style-name="P6"><text:tab/>(firma non autenticata)</text:p>
      <text:p text:style-name="P4"/>
      <text:p text:style-name="P1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6:08.937626000</meta:creation-date>
    <meta:editing-cycles>2</meta:editing-cycles>
    <meta:editing-duration>PT14S</meta:editing-duration>
    <dc:date>2015-09-29T10:06:11.020520000</dc:date>
    <meta:document-statistic meta:table-count="0" meta:image-count="0" meta:object-count="0" meta:page-count="1" meta:paragraph-count="30" meta:word-count="723" meta:character-count="2825" meta:non-whitespace-character-count="2075"/>
  </office:meta>
</office:document-meta>
</file>